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</office:event-listeners>
  </office:scripts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Tahoma5" svg:font-family="Tahoma"/>
    <style:font-face style:name="Courier New1" svg:font-family="'Courier New'" style:font-family-generic="modern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6" style:family="table">
      <style:table-properties style:width="17.009cm" fo:margin-left="0cm" fo:margin-right="-0.009cm" table:align="margins" style:writing-mode="lr-tb"/>
    </style:style>
    <style:style style:name="Tableau6.A" style:family="table-column">
      <style:table-column-properties style:column-width="1.005cm" style:rel-column-width="3873*"/>
    </style:style>
    <style:style style:name="Tableau6.B" style:family="table-column">
      <style:table-column-properties style:column-width="16.004cm" style:rel-column-width="61662*"/>
    </style:style>
    <style:style style:name="Tableau6.1" style:family="table-row">
      <style:table-row-properties style:min-row-height="1.455cm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 style:writing-mode="lr-tb"/>
    </style:style>
    <style:style style:name="Tableau1.A" style:family="table-column">
      <style:table-column-properties style:column-width="0.953cm" style:rel-column-width="3669*"/>
    </style:style>
    <style:style style:name="Tableau1.B" style:family="table-column">
      <style:table-column-properties style:column-width="16.06cm" style:rel-column-width="61866*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style:min-row-height="0.259cm"/>
    </style:style>
    <style:style style:name="Tableau7" style:family="table">
      <style:table-properties style:width="17.013cm" fo:margin-left="0cm" fo:margin-right="-0.012cm" table:align="margins" style:writing-mode="lr-tb"/>
    </style:style>
    <style:style style:name="Tableau7.A" style:family="table-column">
      <style:table-column-properties style:column-width="1.482cm" style:rel-column-width="5707*"/>
    </style:style>
    <style:style style:name="Tableau7.B" style:family="table-column">
      <style:table-column-properties style:column-width="0.926cm" style:rel-column-width="3567*"/>
    </style:style>
    <style:style style:name="Tableau7.C" style:family="table-column">
      <style:table-column-properties style:column-width="14.605cm" style:rel-column-width="56261*"/>
    </style:style>
    <style:style style:name="Tableau7.A1" style:family="table-cell">
      <style:table-cell-properties fo:padding="0cm" fo:border="none"/>
    </style:style>
    <style:style style:name="Tableau7.2" style:family="table-row">
      <style:table-row-properties style:min-row-height="0.259cm"/>
    </style:style>
    <style:style style:name="Tableau7.3" style:family="table-row">
      <style:table-row-properties style:min-row-height="0.714cm"/>
    </style:style>
    <style:style style:name="Tableau4" style:family="table">
      <style:table-properties style:width="17.02cm" fo:margin-left="-0.019cm" fo:margin-right="0cm" table:align="margins" style:may-break-between-rows="false" style:writing-mode="lr-tb"/>
    </style:style>
    <style:style style:name="Tableau4.A" style:family="table-column">
      <style:table-column-properties style:column-width="17.02cm" style:rel-column-width="65535*"/>
    </style:style>
    <style:style style:name="Tableau4.1" style:family="table-row">
      <style:table-row-properties style:min-row-height="0.582cm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5" style:family="table">
      <style:table-properties style:width="16.99cm" fo:margin-left="0.03cm" fo:margin-right="0cm" fo:break-before="auto" fo:break-after="auto" table:align="margins" style:may-break-between-rows="false" style:writing-mode="lr-tb"/>
    </style:style>
    <style:style style:name="Tableau5.A" style:family="table-column">
      <style:table-column-properties style:column-width="16.99cm" style:rel-column-width="65535*"/>
    </style:style>
    <style:style style:name="Tableau5.A1" style:family="table-cell">
      <style:table-cell-properties fo:padding="0.097cm" fo:border="0.002cm solid #000000"/>
    </style:style>
    <style:style style:name="Tableau2" style:family="table">
      <style:table-properties style:width="17.011cm" fo:margin-left="0cm" fo:margin-right="-0.011cm" table:align="margins" style:writing-mode="lr-tb"/>
    </style:style>
    <style:style style:name="Tableau2.A" style:family="table-column">
      <style:table-column-properties style:column-width="8.505cm" style:rel-column-width="32767*"/>
    </style:style>
    <style:style style:name="Tableau2.B" style:family="table-column">
      <style:table-column-properties style:column-width="8.505cm" style:rel-column-width="32768*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423cm"/>
    </style:style>
    <style:style style:name="Tableau3" style:family="table">
      <style:table-properties style:width="17.011cm" fo:margin-left="0cm" fo:margin-right="-0.011cm" table:align="margins" style:writing-mode="lr-tb"/>
    </style:style>
    <style:style style:name="Tableau3.A" style:family="table-column">
      <style:table-column-properties style:column-width="8.505cm" style:rel-column-width="32767*"/>
    </style:style>
    <style:style style:name="Tableau3.B" style:family="table-column">
      <style:table-column-properties style:column-width="8.505cm" style:rel-column-width="32768*"/>
    </style:style>
    <style:style style:name="Tableau3.1" style:family="table-row">
      <style:table-row-properties style:min-row-height="0.635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0.794cm"/>
    </style:style>
    <style:style style:name="Tableau3.3" style:family="table-row">
      <style:table-row-properties style:min-row-height="0.37cm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Text_20_body">
      <style:text-properties style:font-name="Arial3" fo:font-size="12pt" style:text-underline-style="solid" style:text-underline-width="auto" style:text-underline-color="font-color" fo:font-weight="bold"/>
    </style:style>
    <style:style style:name="P3" style:family="paragraph" style:parent-style-name="Text_20_body">
      <style:paragraph-properties fo:text-align="center" style:justify-single-word="false"/>
      <style:text-properties style:font-name="Arial3" fo:font-size="12pt" style:text-underline-style="solid" style:text-underline-width="auto" style:text-underline-color="font-color" fo:font-weight="bold" style:font-size-asian="12pt" style:font-size-complex="12pt"/>
    </style:style>
    <style:style style:name="P4" style:family="paragraph" style:parent-style-name="Text_20_body">
      <style:text-properties style:font-name="Verdana1" fo:font-size="10pt" style:font-size-asian="10pt" style:font-size-complex="10pt"/>
    </style:style>
    <style:style style:name="P5" style:family="paragraph" style:parent-style-name="Text_20_body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Verdana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Verdana1" fo:font-size="10pt" fo:font-style="italic" fo:font-weight="bold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18pt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Verdana1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style:text-underline-style="none" fo:font-weight="normal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9pt" fo:language="fr" fo:country="BE" style:font-size-asian="9pt" style:font-size-complex="9pt"/>
    </style:style>
    <style:style style:name="P19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style:font-name="Arial" fo:font-size="6pt" fo:font-weight="bold" style:font-size-asian="6pt" style:font-weight-asian="bold" style:font-size-complex="6pt" style:font-weight-complex="bold"/>
    </style:style>
    <style:style style:name="P20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fo:color="#000000" style:font-name="Verdana1" fo:font-size="12pt" style:font-size-asian="12pt" style:font-size-complex="12pt"/>
    </style:style>
    <style:style style:name="P21" style:family="paragraph" style:parent-style-name="Text_20_body" style:master-page-name="">
      <style:paragraph-properties fo:text-align="center" style:justify-single-word="false" style:page-number="auto" fo:background-color="#c0c0c0" style:border-line-width="0.035cm 0.035cm 0.035cm" fo:padding="0cm" fo:border="0.105cm double #000000" style:shadow="none">
        <style:background-image/>
      </style:paragraph-properties>
    </style:style>
    <style:style style:name="P22" style:family="paragraph" style:parent-style-name="Text_20_body" style:master-page-name="">
      <style:paragraph-properties fo:text-align="center" style:justify-single-word="false" style:page-number="auto" fo:break-before="page" fo:background-color="#c0c0c0" style:border-line-width="0.035cm 0.035cm 0.035cm" fo:padding="0cm" fo:border="0.105cm double #000000" style:shadow="none">
        <style:background-image/>
      </style:paragraph-properties>
    </style:style>
    <style:style style:name="P23" style:family="paragraph" style:parent-style-name="Standard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Table_20_Contents">
      <style:text-properties fo:font-size="6pt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9" style:family="paragraph" style:parent-style-name="Text_20_body">
      <style:paragraph-properties fo:text-align="center" style:justify-single-word="false" fo:padding="0.049cm" fo:border="0.018cm solid #000000" style:shadow="none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Text_20_body">
      <style:paragraph-properties fo:text-align="start" style:justify-single-word="false" fo:orphans="2" fo:widows="2" style:writing-mode="lr-tb">
        <style:tab-stops/>
      </style:paragraph-properties>
    </style:style>
    <style:style style:name="P32" style:family="paragraph" style:parent-style-name="standard4">
      <style:paragraph-properties fo:text-align="end" style:justify-single-word="false"/>
      <style:text-properties fo:font-style="normal" style:font-style-asian="normal" style:font-style-complex="normal"/>
    </style:style>
    <style:style style:name="P33" style:family="paragraph" style:parent-style-name="standard4">
      <style:text-properties fo:font-size="9pt" fo:font-style="italic" style:font-size-asian="9pt" style:font-style-asian="italic" style:font-size-complex="9pt" style:font-style-complex="italic"/>
    </style:style>
    <style:style style:name="P34" style:family="paragraph" style:parent-style-name="standard4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5" style:family="paragraph" style:parent-style-name="standard4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6" style:family="paragraph" style:parent-style-name="standard4">
      <style:paragraph-properties fo:text-align="end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37" style:family="paragraph" style:parent-style-name="Standard2">
      <style:paragraph-properties fo:margin-left="2.499cm" fo:margin-right="0cm" fo:text-indent="-1cm" style:auto-text-indent="false">
        <style:tab-stops/>
      </style:paragraph-properties>
    </style:style>
    <style:style style:name="P38" style:family="paragraph" style:parent-style-name="standard4"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  <style:background-image/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39" style:family="paragraph" style:parent-style-name="standard4"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  <style:background-image/>
      </style:paragraph-properties>
      <style:text-properties style:use-window-font-color="true" style:font-name="Verdana" fo:font-size="9pt" fo:language="fr" fo:country="FR" fo:font-style="italic" style:text-underline-style="none" style:font-name-asian="Times New Roman" style:font-size-asian="9pt" style:font-style-asian="italic" style:font-name-complex="Times New Roman" style:font-size-complex="9pt" style:font-style-complex="italic"/>
    </style:style>
    <style:style style:name="P40" style:family="paragraph" style:parent-style-name="Table_20_Contents" style:master-page-name="annexe">
      <style:paragraph-properties style:page-number="auto"/>
    </style:style>
    <style:style style:name="P41" style:family="paragraph" style:parent-style-name="Text_20_body" style:list-style-name="L1"/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Verdana1" fo:font-size="10pt" fo:language="fr" fo:country="BE" style:font-name-asian="Lucida Console" style:font-size-asian="10pt" style:font-name-complex="Lucida Console" style:font-size-complex="10pt"/>
    </style:style>
    <style:style style:name="T8" style:family="text">
      <style:text-properties fo:color="#000000" style:font-name="Verdana1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fo:color="#000000" style:font-name="Verdana1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use-window-font-color="true" style:font-name="Verdana" fo:font-size="10pt" fo:language="fr" fo:country="FR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5" style:family="text">
      <style:text-properties style:use-window-font-color="true" style:font-name="Verdana" fo:language="fr" fo:country="FR" style:text-underline-style="none" style:font-name-asian="Times New Roman" style:font-name-complex="Times New Roman"/>
    </style:style>
    <style:style style:name="T16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08850128" text:id="ct408850128">
          <text:insertion>
            <office:change-info>
              <dc:creator>Auteur inconnu</dc:creator>
              <dc:date>2017-04-26T10:40:00</dc:date>
            </office:change-info>
          </text:insertion>
        </text:changed-region>
        <text:changed-region xml:id="ct408850440" text:id="ct408850440">
          <text:insertion>
            <office:change-info>
              <dc:creator>Auteur inconnu</dc:creator>
              <dc:date>2016-12-01T10:56:00</dc:date>
            </office:change-info>
          </text:insertion>
        </text:changed-region>
        <text:changed-region xml:id="ct408849712" text:id="ct408849712">
          <text:insertion>
            <office:change-info>
              <dc:creator>Auteur inconnu</dc:creator>
              <dc:date>2017-03-14T11:09:00</dc:date>
            </office:change-info>
          </text:insertion>
        </text:changed-region>
        <text:changed-region xml:id="ct408849816" text:id="ct408849816">
          <text:insertion>
            <office:change-info>
              <dc:creator>Auteur inconnu</dc:creator>
              <dc:date>2017-07-13T18:07:00</dc:date>
            </office:change-info>
          </text:insertion>
        </text:changed-region>
        <text:changed-region xml:id="ct408849192" text:id="ct408849192">
          <text:insertion>
            <office:change-info>
              <dc:creator>Auteur inconnu</dc:creator>
              <dc:date>2016-12-01T12:08:00</dc:date>
            </office:change-info>
          </text:insertion>
        </text:changed-region>
        <text:changed-region xml:id="ct408848984" text:id="ct408848984">
          <text:insertion>
            <office:change-info>
              <dc:creator>Auteur inconnu</dc:creator>
              <dc:date>2016-12-01T12:10:00</dc:date>
            </office:change-info>
          </text:insertion>
        </text:changed-region>
        <text:changed-region xml:id="ct408848256" text:id="ct408848256">
          <text:insertion>
            <office:change-info>
              <dc:creator>Auteur inconnu</dc:creator>
              <dc:date>2017-07-13T18:08:00</dc:date>
            </office:change-info>
          </text:insertion>
        </text:changed-region>
        <text:changed-region xml:id="ct408848360" text:id="ct408848360">
          <text:insertion>
            <office:change-info>
              <dc:creator>Auteur inconnu</dc:creator>
              <dc:date>2017-03-14T11:10:00</dc:date>
            </office:change-info>
          </text:insertion>
        </text:changed-region>
        <text:changed-region xml:id="ct408848464" text:id="ct408848464">
          <text:insertion>
            <office:change-info>
              <dc:creator>Auteur inconnu</dc:creator>
              <dc:date>2017-04-26T10:07:00</dc:date>
            </office:change-info>
          </text:insertion>
        </text:changed-region>
        <text:changed-region xml:id="ct408848568" text:id="ct408848568">
          <text:insertion>
            <office:change-info>
              <dc:creator>Auteur inconnu</dc:creator>
              <dc:date>2018-03-15T11:00:00</dc:date>
            </office:change-info>
          </text:insertion>
        </text:changed-region>
        <text:changed-region xml:id="ct408849920" text:id="ct408849920">
          <text:insertion>
            <office:change-info>
              <dc:creator>Auteur inconnu</dc:creator>
              <dc:date>2018-03-09T15:39:00</dc:date>
            </office:change-info>
          </text:insertion>
        </text:changed-region>
        <text:changed-region xml:id="ct408849296" text:id="ct408849296">
          <text:insertion>
            <office:change-info>
              <dc:creator>inconnu</dc:creator>
              <dc:date>2010-03-23T12:37:00</dc:date>
            </office:change-info>
          </text:insertion>
        </text:changed-region>
        <text:changed-region xml:id="ct408848672" text:id="ct408848672">
          <text:insertion>
            <office:change-info>
              <dc:creator>inconnu</dc:creator>
              <dc:date>2008-06-10T09:51:00</dc:date>
            </office:change-info>
          </text:insertion>
        </text:changed-region>
        <text:changed-region xml:id="ct408849400" text:id="ct408849400">
          <text:insertion>
            <office:change-info>
              <dc:creator>Auteur inconnu</dc:creator>
              <dc:date>2016-12-01T15:00:00</dc:date>
            </office:change-info>
          </text:insertion>
        </text:changed-region>
        <text:changed-region xml:id="ct408853664" text:id="ct408853664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408850648" text:id="ct408850648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408852312" text:id="ct408852312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408850024" text:id="ct408850024">
          <text:insertion>
            <office:change-info>
              <dc:creator>Auteur inconnu</dc:creator>
              <dc:date>2017-03-14T11:29:00</dc:date>
            </office:change-info>
          </text:insertion>
        </text:changed-region>
        <text:changed-region xml:id="ct408850544" text:id="ct408850544">
          <text:insertion>
            <office:change-info>
              <dc:creator>Auteur inconnu</dc:creator>
              <dc:date>2019-11-21T16:50:00</dc:date>
            </office:change-info>
          </text:insertion>
        </text:changed-region>
        <text:changed-region xml:id="ct408851896" text:id="ct408851896">
          <text:insertion>
            <office:change-info>
              <dc:creator>Auteur inconnu</dc:creator>
              <dc:date>2017-03-14T11:29:00</dc:date>
            </office:change-info>
          </text:insertion>
        </text:changed-region>
        <text:changed-region xml:id="ct408851272" text:id="ct408851272">
          <text:insertion>
            <office:change-info>
              <dc:creator>Auteur inconnu</dc:creator>
              <dc:date>2017-03-14T11:30:00</dc:date>
            </office:change-info>
          </text:insertion>
        </text:changed-region>
        <text:changed-region xml:id="ct408853768" text:id="ct408853768">
          <text:insertion>
            <office:change-info>
              <dc:creator>Auteur inconnu</dc:creator>
              <dc:date>2019-11-25T10:26:00</dc:date>
            </office:change-info>
          </text:insertion>
        </text:changed-region>
        <text:changed-region xml:id="ct408853144" text:id="ct408853144">
          <text:insertion>
            <office:change-info>
              <dc:creator>Auteur inconnu</dc:creator>
              <dc:date>2019-11-25T10:27:00</dc:date>
            </office:change-info>
          </text:insertion>
        </text:changed-region>
        <text:changed-region xml:id="ct408850752" text:id="ct408850752">
          <text:insertion>
            <office:change-info>
              <dc:creator>Auteur inconnu</dc:creator>
              <dc:date>2019-11-25T10:04:00</dc:date>
            </office:change-info>
          </text:insertion>
        </text:changed-region>
        <text:changed-region xml:id="ct408852104" text:id="ct408852104">
          <text:insertion>
            <office:change-info>
              <dc:creator>Auteur inconnu</dc:creator>
              <dc:date>2019-11-25T10:04:00</dc:date>
            </office:change-info>
          </text:insertion>
        </text:changed-region>
        <text:changed-region xml:id="ct408853872" text:id="ct408853872">
          <text:insertion>
            <office:change-info>
              <dc:creator>Auteur inconnu</dc:creator>
              <dc:date>2019-11-25T10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0"><text:span text:style-name="T1">SEANCE DU COLLEGE COMMUNAL DU </text:span><text:change-start text:change-id="ct408850128"/><text:span text:style-name="T1">self.adapted().getDisplayableName(withHour=False, uppercase=True)</text:span><text:change-end text:change-id="ct408850128"/><text:span text:style-name="T1"> </text:span></text:p>
      <text:p text:style-name="P19"/>
      <text:p text:style-name="P2"/>
      <text:p text:style-name="P11">PROCES-VERBAL</text:p>
      <text:p text:style-name="P6"/>
      <text:p text:style-name="P6"><text:span text:style-name="T3">Lieux de réunion</text:span> : <text:change-start text:change-id="ct408850440"/>self.getPlace()<text:change-end text:change-id="ct408850440"/></text:p>
      <text:p text:style-name="P7">Ouverture de la séance<text:span text:style-name="T4"> :</text:span></text:p>
      <text:p text:style-name="P6">La présidence de la séance est assurée par le <text:change-start text:change-id="ct408849712"/>self.adapted().getSignatoriesForPrinting(0,0,False,True)<text:change-end text:change-id="ct408849712"/>.</text:p>
      <text:p text:style-name="P31">La séance est ouverte à <text:change-start text:change-id="ct408849816"/><text:span text:style-name="T14">self.toLocalizedTime(self.getStartDate(),time_only=1)</text:span><text:change-end text:change-id="ct408849816"/><text:span text:style-name="T14">.</text:span></text:p>
      <text:p text:style-name="P7">Sont présents<text:span text:style-name="T4"> :</text:span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">MM.</text:p>
          </table:table-cell>
          <table:table-cell table:style-name="Tableau6.A1" office:value-type="string">
            <text:p text:style-name="standard2">A<office:annotation><dc:creator>Auteur inconnu</dc:creator><dc:date>2010-11-05T11:34:17.57</dc:date><text:p><text:span text:style-name="T16">do text if not self.getAssembly()</text:span></text:p><text:p>from xhtml(self.adapted().getAttendeesForPrinting(),stylesMapping={'p':'standard2'})</text:p></office:annotation>ssembly</text:p>
            <text:p text:style-name="standard2">A<office:annotation><dc:creator>Auteur inconnu</dc:creator><dc:date>2010-11-06T14:26:04.57</dc:date><text:p><text:span text:style-name="T16">do text if self.getAssembly()</text:span></text:p><text:p>from xhtml(self.getAssembly(),stylesMapping={'p':'standard2'})</text:p></office:annotation>ssembly 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4">Sont <text:change-start text:change-id="ct408849192"/><office:annotation><dc:creator>Auteur inconnu</dc:creator><dc:date>2016-12-01T12:08:50.57</dc:date><text:p><text:span text:style-name="T19">do table if self.adapted().getAbsentsForPrinting()</text:span></text:p></office:annotation><text:change-end text:change-id="ct408849192"/>absent(s)<text:span text:style-name="T4"> :</text:span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25"/>
          </table:table-cell>
          <table:table-cell table:style-name="Tableau1.A1" office:value-type="string">
            <text:p text:style-name="P25"/>
          </table:table-cell>
        </table:table-row>
        <table:table-row>
          <table:table-cell table:style-name="Tableau1.A1" office:value-type="string">
            <text:p text:style-name="Table_20_Contents">M.M.</text:p>
          </table:table-cell>
          <table:table-cell table:style-name="Tableau1.A1" office:value-type="string">
            <text:p text:style-name="Table_20_Contents"><text:change-start text:change-id="ct408848984"/><office:annotation><dc:creator>Auteur inconnu</dc:creator><dc:date>2016-12-01T12:10:21.57</dc:date><text:p><text:span text:style-name="T16">do text</text:span></text:p><text:p>from xhtml(self.adapted().getAbsentsForPrinting(),stylesMapping={'p':'standard2'})</text:p></office:annotation><text:change-end text:change-id="ct408848984"/></text:p>
          </table:table-cell>
        </table:table-row>
      </table:table>
      <text:p text:style-name="P14"/>
      <text:p text:style-name="P14"><text:span text:style-name="T3">Observations après séance</text:span><text:span text:style-name="T1"> </text:span>:</text:p>
      <text:p text:style-name="P14"><office:annotation><dc:creator>Auteur inconnu</dc:creator><dc:date>2016-12-01T11:18:18.57</dc:date><text:p><text:span text:style-name="T19">do text</text:span></text:p><text:p>from xhtml(self.getPostObservations())</text:p></office:annotation>Observation</text:p>
      <text:p text:style-name="Text_20_body"><text:span text:style-name="T3">Mouvements en cours de séance</text:span><text:span text:style-name="T5"> </text:span><text:span text:style-name="T4">:</text:span></text:p>
      <text:p text:style-name="Text_20_body">Les éventuels mouvements en cours de séance sont mentionnés dans le corps du présent procès-verbal.</text:p>
      <text:p text:style-name="Text_20_body"><text:span text:style-name="T3">Votes</text:span><text:span text:style-name="T5"> </text:span><text:span text:style-name="T4">:</text:span></text:p>
      <text:p text:style-name="Text_20_body">Sauf mention contraire dans le corps du procès-verbal, les décisions qui y sont actées ont été adoptées à l'unanimité.</text:p>
      <text:p text:style-name="Text_20_body"><text:span text:style-name="T3">Fin de séance</text:span><text:span text:style-name="T5"> :</text:span></text:p>
      <text:p text:style-name="Text_20_body">Le président a levé la séance à <text:change-start text:change-id="ct408848256"/><text:span text:style-name="T7">self.toLocalizedTime(self.getEndDate(),time_only=1)</text:span><text:change-end text:change-id="ct408848256"/><text:span text:style-name="T7">.</text:span></text:p>
      <text:p text:style-name="P17"/>
      <text:p text:style-name="Text_20_body"><text:span text:style-name="T3">Procès-verbal</text:span><text:span text:style-name="T5"> </text:span><text:span text:style-name="T4">:</text:span></text:p>
      <text:p text:style-name="Text_20_body">Le procès-verbal est unique ; il comprend deux parties.</text:p>
      <text:p text:style-name="Text_20_body"/>
      <text:p text:style-name="P13">* <text:s text:c="2"/>* <text:s text:c="2"/>*</text:p>
      <text:p text:style-name="P13">*</text:p>
      <text:p text:style-name="P17"/>
      <text:p text:style-name="P30">Adoption du procès-verbal<text:span text:style-name="T4"> :</text:span></text:p>
      <text:p text:style-name="Text_20_body">Le Collège communal, en séance du <text:span text:style-name="T10">…..........</text:span><text:span text:style-name="T8"> </text:span>a été informé par écrit par le <text:change-start text:change-id="ct408848360"/>self.adapted().getSignatoriesForPrinting(1,0,True,True)<text:change-end text:change-id="ct408848360"/> de la finalisation en projet du présent procès-verbal.</text:p>
      <text:p text:style-name="Text_20_body">L'article 38 du Règlement d'ordre intérieur dispose :</text:p>
      <text:list xml:id="list7131874850019271710" text:style-name="L1">
        <text:list-item>
          <text:p text:style-name="P41">que les observations sur le texte en projet sont à formuler lors de la séance suivant celle lors de laquelle cette information est donnée ;</text:p>
        </text:list-item>
        <text:list-item>
          <text:p text:style-name="P41">qu'à défaut d'observation à ce moment, le procès-verbal sera considéré comme adopté.</text:p>
        </text:list-item>
      </text:list>
      <text:p text:style-name="Text_20_body">La séance suivant celle du <text:span text:style-name="T9">…...............</text:span> s'est tenue le …....................</text:p>
      <text:p text:style-name="Text_20_body">Aucune observation n'a alors été formulée sur le texte en projet du procès-verbal.</text:p>
      <text:p text:style-name="Text_20_body">En conséquence, le procès-verbal est considéré comme adopté à cette date ; il sera dès lors transcrit dans le registre officiel prévu à cet effet.</text:p>
      <text:p text:style-name="Text_20_body">La transcription sera revêtue des signatures du Bourgmestre et du Directeur général.</text:p>
      <text:p text:style-name="Text_20_body"/>
      <text:p text:style-name="P5">*     *     *</text:p>
      <text:p text:style-name="P5">*</text:p>
      <text:p text:style-name="P29">TEXTE ADOPTE</text:p>
      <text:p text:style-name="P29">PARTIE I</text:p>
      <text:p text:style-name="P15"/>
      <text:p text:style-name="P15">A établir</text:p>
      <text:p text:style-name="P15"/>
      <text:p text:style-name="P29">FIN PARTIE I</text:p>
      <text:p text:style-name="P15">* <text:s text:c="3"/>* <text:s text:c="3"/>*</text:p>
      <text:p text:style-name="P15">*</text:p>
      <text:p text:style-name="P15"/>
      <text:p text:style-name="P22"/>
      <text:p text:style-name="P20"><text:span text:style-name="T1">SEANCE DU COLLEGE COMMUNAL DU </text:span><text:change-start text:change-id="ct408848464"/><text:span text:style-name="T1">self.adapted().getDisplayableName(withHour=False, uppercase=True)</text:span><text:change-end text:change-id="ct408848464"/><text:span text:style-name="T1"> </text:span></text:p>
      <text:p text:style-name="P19"/>
      <text:p text:style-name="P3"/>
      <text:p text:style-name="P29">TEXTE ADOPTE</text:p>
      <text:p text:style-name="P29">PARTIE II</text:p>
      <text:p text:style-name="P15"/>
      <text:p text:style-name="P15">* <text:s text:c="3"/>* <text:s text:c="3"/>*</text:p>
      <text:p text:style-name="P15"/>
      <text:section text:style-name="Sect1" text:name="Section1">
        <text:p text:style-name="P23"><text:change-start text:change-id="ct408848568"/>item[0].adapted().getRootPVTitle()<text:change-end text:change-id="ct408848568"/><text:change-start text:change-id="ct408849920"/><office:annotation><dc:creator>Auteur inconnu</dc:creator><dc:date>2016-12-01T12:33:23.58</dc:date><text:p><text:span text:style-name="T19">do section for item in self.adapted().getPrintableItemsByNumCategory(uids=itemUids,catstoexclude=[],exclude=True,allItems=True)</text:span></text:p></office:annotation><text:change-end text:change-id="ct408849920"/></text:p>
        <text:section text:style-name="Sect1" text:name="Section2">
          <text:p text:style-name="P37"><text:change-start text:change-id="ct408849296"/><text:span text:style-name="T5">p[1]</text:span><text:change-end text:change-id="ct408849296"/><text:span text:style-name="T5">. <text:tab/></text:span><text:change-start text:change-id="ct408848672"/><text:span text:style-name="T3">p[0].Title()</text:span><text:change-end text:change-id="ct408848672"/><text:span text:style-name="T2"><office:annotation><dc:date>2008-06-10T00:00:00.58</dc:date><text:p>do section for p in item[1]</text:p></office:annotation></text:span></text:p>
          <text:p text:style-name="Standard"/>
          <table:table table:name="Tableau7" table:style-name="Tableau7">
            <table:table-column table:style-name="Tableau7.A"/>
            <table:table-column table:style-name="Tableau7.B"/>
            <table:table-column table:style-name="Tableau7.C"/>
            <table:table-row>
              <table:table-cell table:style-name="Tableau7.A1" office:value-type="string">
                <text:p text:style-name="P24"/>
              </table:table-cell>
              <table:table-cell table:style-name="Tableau7.A1" table:number-columns-spanned="2" office:value-type="string">
                <text:p text:style-name="P24"><text:span text:style-name="T13"><office:annotation><dc:creator>Auteur inconnu</dc:creator><dc:date>2016-12-01T12:08:50.58</dc:date><text:p><text:span text:style-name="T19">do table if p[0].adapted().getItemAbsentsForPrinting()</text:span></text:p></office:annotation></text:span><text:span text:style-name="T13">Absent(s) pour l'examen de ce point</text:span><text:span text:style-name="T6">  </text:span><text:span text:style-name="T4">:</text:span></text:p>
              </table:table-cell>
              <table:covered-table-cell/>
            </table:table-row>
            <table:table-row table:style-name="Tableau7.2">
              <table:table-cell table:style-name="Tableau7.A1" office:value-type="string">
                <text:p text:style-name="P25"/>
              </table:table-cell>
              <table:table-cell table:style-name="Tableau7.A1" office:value-type="string">
                <text:p text:style-name="P25"/>
              </table:table-cell>
              <table:table-cell table:style-name="Tableau7.A1" office:value-type="string">
                <text:p text:style-name="P25"/>
              </table:table-cell>
            </table:table-row>
            <table:table-row table:style-name="Tableau7.3">
              <table:table-cell table:style-name="Tableau7.A1" office:value-type="string">
                <text:p text:style-name="Table_20_Contents"/>
              </table:table-cell>
              <table:table-cell table:style-name="Tableau7.A1" office:value-type="string">
                <text:p text:style-name="Table_20_Contents">MM.</text:p>
              </table:table-cell>
              <table:table-cell table:style-name="Tableau7.A1" office:value-type="string">
                <text:p text:style-name="Table_20_Contents"><office:annotation><dc:creator>Auteur inconnu</dc:creator><dc:date>2016-12-01T12:10:21.58</dc:date><text:p><text:span text:style-name="T16">do text</text:span></text:p><text:p>from xhtml(p[0].adapted().getItemAbsentsForPrinting(),stylesMapping={'p':'standard2'})</text:p></office:annotation></text:p>
              </table:table-cell>
            </table:table-row>
          </table:table>
          <text:p text:style-name="Standard"><office:annotation><dc:date>2008-06-10T00:00:00.58</dc:date><text:p>do text</text:p><text:p>from xhtml(p[0].getTextpv(),stylesMapping={'p':'Standard2'})</text:p></office:annotation>Textpv</text:p>
          <text:p text:style-name="Standard"><office:annotation><dc:date>2010-02-22T00:00:00.58</dc:date><text:p>do text</text:p><text:p>from xhtml(p[0].getPv(),stylesMapping={'p':'Standard2'})</text:p></office:annotation>Pv</text:p>
          <table:table table:name="Tableau4" table:style-name="Tableau4">
            <table:table-column table:style-name="Tableau4.A"/>
            <table:table-row table:style-name="Tableau4.1">
              <table:table-cell table:style-name="Tableau4.A1" office:value-type="string">
                <text:p text:style-name="P40"><office:annotation><dc:creator>Auteur inconnu</dc:creator><dc:date>2016-12-01T14:58:50.58</dc:date><text:p><text:span text:style-name="T17">do table- for annex in IAnnexable(p[0]).getAnnexesToPrint(relatedTo='item_decision')</text:span></text:p></office:annotation></text:p>
                <table:table table:name="Tableau5" table:style-name="Tableau5">
                  <table:table-column table:style-name="Tableau5.A"/>
                  <table:table-row>
                    <table:table-cell table:style-name="Tableau5.A1" office:value-type="string">
                      <text:p text:style-name="P26"><text:span text:style-name="T2"><office:annotation><dc:creator>Auteur inconnu</dc:creator><dc:date>2016-09-12T14:44:38.58</dc:date><text:p text:style-name="P42"><text:span text:style-name="T18">do table for image in annex['images']</text:span></text:p></office:annotation></text:span><text:span text:style-name="T2">Annexe </text:span><text:change-start text:change-id="ct408849400"/><text:span text:style-name="T12">annex['number']</text:span><text:change-end text:change-id="ct408849400"/><text:span text:style-name="T12">/</text:span><text:change-start text:change-id="ct408853664"/><text:span text:style-name="T12">len(IAnnexable(p[0]).getAnnexesToPrint(relatedTo='item_decision'))</text:span><text:change-end text:change-id="ct408853664"/><text:span text:style-name="T12">, page </text:span><text:change-start text:change-id="ct408850648"/><text:span text:style-name="T12">image['number']</text:span><text:change-end text:change-id="ct408850648"/><text:span text:style-name="T12">/</text:span><text:change-start text:change-id="ct408852312"/><text:span text:style-name="T12">annex['number_of_images']</text:span><text:change-end text:change-id="ct408852312"/></text:p>
                      <text:p text:style-name="Table_20_Contents"><text:span text:style-name="T11"><office:annotation><dc:creator>Auteur inconnu</dc:creator><dc:date>2016-09-09T16:31:31.58</dc:date><text:p text:style-name="P42"><text:span text:style-name="T17">do text</text:span></text:p><text:p text:style-name="P42"><text:span text:style-name="T17">from document(at=image['path'], anchor='as-char', size=(17.81, 25))</text:span></text:p></office:annotation></text:span><text:span text:style-name="T11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Standard"/>
        </text:section>
      </text:section>
      <text:p text:style-name="P18">*  *  *</text:p>
      <text:p text:style-name="P16"> </text:p>
      <text:p text:style-name="P29">FIN PARTIE II</text:p>
      <text:p text:style-name="P10"/>
      <text:p text:style-name="P12">Par le Collège, 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4"><text:bookmark text:name="DDE_LINK11"/><text:span text:style-name="T1"><office:annotation><dc:date>2010-08-27T00:00:00.58</dc:date><text:p>do table if not self.getSignatures()</text:p></office:annotation></text:span>Le <text:change-start text:change-id="ct408850024"/>self.adapted().getSignatoriesForPrinting(1,0,True,True)<text:change-end text:change-id="ct408850024"/>,</text:p>
          </table:table-cell>
          <table:table-cell table:style-name="Tableau2.A1" office:value-type="string">
            <text:p text:style-name="P34">Le <text:change-start text:change-id="ct408850544"/>self.adapted().getSignatoriesForPrinting(0,0,True,True)<text:change-end text:change-id="ct408850544"/>,</text:p>
          </table:table-cell>
        </table:table-row>
        <table:table-row table:style-name="Tableau2.2">
          <table:table-cell table:style-name="Tableau2.A1" office:value-type="string">
            <text:p text:style-name="P27"/>
            <text:p text:style-name="P27"/>
          </table:table-cell>
          <table:table-cell table:style-name="Tableau2.A1" office:value-type="string">
            <text:p text:style-name="P28"/>
          </table:table-cell>
        </table:table-row>
        <table:table-row>
          <table:table-cell table:style-name="Tableau2.A1" office:value-type="string">
            <text:p text:style-name="P34">(s) <text:change-start text:change-id="ct408851896"/>self.adapted().getSignatoriesForPrinting(1,1,True,True)<text:change-end text:change-id="ct408851896"/></text:p>
          </table:table-cell>
          <table:table-cell table:style-name="Tableau2.A1" office:value-type="string">
            <text:p text:style-name="P34">(s) <text:change-start text:change-id="ct408851272"/>self.adapted().getSignatoriesForPrinting(0,1,True,True)<text:change-end text:change-id="ct408851272"/></text:p>
            <text:p text:style-name="P36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2">*     *     *</text:p>
            <text:p text:style-name="P12">*</text:p>
            <text:p text:style-name="P12">Adopté en séance du</text:p>
            <text:p text:style-name="P12"> </text:p>
            <text:p text:style-name="P12">Par le Collège,</text:p>
          </table:table-cell>
          <table:covered-table-cell/>
        </table:table-row>
        <table:table-row table:style-name="Tableau3.2">
          <table:table-cell table:style-name="Tableau3.A1" office:value-type="string">
            <text:p text:style-name="P38"><text:change-start text:change-id="ct408853768"/><text:span text:style-name="T1"><office:annotation><dc:creator>Auteur inconnu</dc:creator><dc:date>2019-11-25T10:26:47.59</dc:date><text:p><text:span text:style-name="T16">do table if not self.getSignatures()</text:span></text:p></office:annotation></text:span><text:change-end text:change-id="ct408853768"/><text:change-start text:change-id="ct408853144"/><text:span text:style-name="T1">self.adapted().getCertifiedSignatures()[2]</text:span><text:change-end text:change-id="ct408853144"/><text:span text:style-name="T15">,</text:span></text:p>
          </table:table-cell>
          <table:table-cell table:style-name="Tableau3.A1" office:value-type="string">
            <text:p text:style-name="P34"><text:change-start text:change-id="ct408850752"/>self.adapted().getCertifiedSignatures()[0]<text:change-end text:change-id="ct408850752"/>,</text:p>
          </table:table-cell>
        </table:table-row>
        <table:table-row table:style-name="Tableau3.3">
          <table:table-cell table:style-name="Tableau3.A1" office:value-type="string">
            <text:p text:style-name="P27"/>
          </table:table-cell>
          <table:table-cell table:style-name="Tableau3.A1" office:value-type="string">
            <text:p text:style-name="P32"/>
          </table:table-cell>
        </table:table-row>
        <text:soft-page-break/>
        <table:table-row>
          <table:table-cell table:style-name="Tableau3.A1" office:value-type="string">
            <text:p text:style-name="P33"/>
            <text:p text:style-name="P39"><text:change-start text:change-id="ct408852104"/>self.adapted().getCertifiedSignatures()[3]<text:change-end text:change-id="ct408852104"/></text:p>
          </table:table-cell>
          <table:table-cell table:style-name="Tableau3.A1" office:value-type="string">
            <text:p text:style-name="P35"/>
            <text:p text:style-name="P39"><text:change-start text:change-id="ct408853872"/>self.adapted().getCertifiedSignatures()[1]<text:change-end text:change-id="ct408853872"/></text:p>
          </table:table-cell>
        </table:table-row>
      </table:table>
      <text:p text:style-name="P8"/>
      <text:section text:style-name="Sect2" text:name="Section3">
        <text:p text:style-name="P8"><office:annotation><dc:creator>Auteur inconnu</dc:creator><dc:date>2010-11-05T11:28:10.59</dc:date><text:p><text:span text:style-name="T16">do section if self.getSignatures()</text:span></text:p></office:annotation>PAR LE COLLEGE,</text:p>
        <text:p text:style-name="P8"> </text:p>
        <text:p text:style-name="P8">Le Directeur général, <text:s text:c="59"/>        LE PRESIDENT,</text:p>
        <text:p text:style-name="P8"/>
        <text:p text:style-name="P8">(s)Y.GEMINE                     <text:s text:c="59"/>(s) C.EERDEKENS</text:p>
        <text:p text:style-name="P8"> </text:p>
        <text:p text:style-name="P8">*     *     *</text:p>
        <text:p text:style-name="P8">Adopté en séance</text:p>
        <text:p text:style-name="P9"> </text:p>
        <text:p text:style-name="P8">PAR LE COLLEGE,</text:p>
        <text:p text:style-name="P8">  </text:p>
        <text:p text:style-name="P8">Le Directeur Gener<text:tab/>al,        <text:s text:c="52"/>Le Bourgmestre,</text:p>
        <text:p text:style-name="P8"> </text:p>
        <text:p text:style-name="P8"> </text:p>
        <text:p text:style-name="P8"><text:s/>Y.GEMINE                    <text:s text:c="61"/>C.EERDEKENS</text:p>
      </text:section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Tahoma5" svg:font-family="Tahoma"/>
    <style:font-face style:name="Courier New1" svg:font-family="'Courier New'" style:font-family-generic="modern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2" fo:widows="2" fo:text-indent="0cm" style:auto-text-indent="false" style:writing-mode="lr-tb">
        <style:tab-stops/>
      </style:paragraph-properties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cm" style:auto-text-indent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fo:text-align="center" style:justify-single-word="false" style:page-number="auto" fo:keep-with-next="always"/>
      <style:text-properties fo:font-variant="normal" fo:text-transform="none" fo:color="#800000" style:font-name="Tahoma" fo:font-size="16pt" fo:font-weight="bold" style:font-name-asian="Lucida Sans Unicode" style:font-size-asian="14pt" style:font-name-complex="Tahoma4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22cm" fo:margin-bottom="0.109cm" fo:text-align="start" style:justify-single-word="false" style:page-number="auto" fo:break-before="auto" fo:break-after="auto" fo:background-color="transparent" fo:padding="0cm" fo:border="none" style:shadow="none" fo:keep-with-next="always" text:number-lines="false" text:line-number="0">
        <style:tab-stops/>
        <style:background-image/>
      </style:paragraph-properties>
      <style:text-properties fo:font-variant="small-caps" style:use-window-font-color="true" style:font-name="Arial1" fo:font-size="12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cm" fo:margin-bottom="0cm" style:page-number="auto" fo:break-before="page" fo:keep-with-next="always">
        <style:tab-stops>
          <style:tab-stop style:position="1.588cm"/>
        </style:tab-stops>
      </style:paragraph-properties>
      <style:text-properties fo:font-variant="normal" fo:text-transform="none" style:font-name="Arial2" fo:font-size="6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list-style-name="" style:class="extra">
      <style:paragraph-properties style:shadow="none" text:number-lines="true" text:line-number="1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5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style:font-name="Arial2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4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1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1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1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1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1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PSPACE" style:family="paragraph" style:master-page-name="">
      <style:paragraph-properties style:page-number="auto" fo:break-before="page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standard2" style:family="paragraph" style:parent-style-name="Standard" style:class="text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style:text-underline-style="none" fo:font-weight="normal"/>
    </style:style>
    <style:style style:name="Standard2" style:family="paragraph" style:parent-style-name="Standard" style:master-page-name="">
      <style:paragraph-properties fo:margin-left="0cm" fo:margin-right="0cm" fo:margin-top="0.199cm" fo:margin-bottom="0.199cm" fo:text-align="justify" style:justify-single-word="false" fo:text-indent="1.499cm" style:auto-text-indent="false" style:page-number="auto"/>
    </style:style>
    <style:style style:name="standard4" style:family="paragraph" style:parent-style-name="standard2">
      <style:text-properties fo:font-style="italic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rubrique" style:family="text">
      <style:text-properties style:font-name="Arial1"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.501cm" fo:margin-right="2.501cm" style:shadow="none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8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ab/><text:tab/><text:page-number text:select-page="current">4</text:page-number></text:p>
      </style:footer>
    </style:master-page>
    <style:master-page style:name="First_20_Page" style:display-name="First Page" style:page-layout-name="Mpm2" style:next-style-name="matiere"/>
    <style:master-page style:name="Left_20_Page" style:display-name="Left Page" style:page-layout-name="Mpm3"/>
    <style:master-page style:name="Right_20_Page" style:display-name="Right Page" style:page-layout-name="Mpm4">
      <style:footer>
        <text:p text:style-name="Footer"/>
      </style:footer>
    </style:master-page>
    <style:master-page style:name="Index" style:page-layout-name="Mpm2"/>
    <style:master-page style:name="HTML" style:page-layout-name="Mpm5"/>
    <style:master-page style:name="Footnote" style:page-layout-name="Mpm6"/>
    <style:master-page style:name="Endnote" style:page-layout-name="Mpm6"/>
    <style:master-page style:name="matiere" style:page-layout-name="Mpm7" style:next-style-name="Standard"/>
    <style:master-page style:name="annex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6-01-24T15:14:18</meta:creation-date>
    <dc:date>2021-05-06T13:58:36.90</dc:date>
    <dc:language>fr-FR</dc:language>
    <meta:editing-cycles>353</meta:editing-cycles>
    <meta:editing-duration>P59DT4H46M50S</meta:editing-duration>
    <meta:document-statistic meta:table-count="7" meta:image-count="0" meta:object-count="0" meta:page-count="4" meta:paragraph-count="88" meta:word-count="383" meta:character-count="3196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